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Table of Contents</text:p>
      <text:p text:style-name="P2"/>
      <text:p text:style-name="P1">Cross Section Time-Scanning</text:p>
      <text:p text:style-name="P2"/>
      <text:p text:style-name="P2">Owen Meyer, winter quarter 2011</text:p>
      <text:p text:style-name="P2"/>
      <text:p text:style-name="P2">page 0 <text:s text:c="3"/>Finalized abstracted</text:p>
      <text:p text:style-name="P2">page 1-6 <text:s text:c="3"/>Final paper</text:p>
      <text:p text:style-name="P2">page 7-10 <text:s text:c="3"/>Annotated Bibliography</text:p>
      <text:p text:style-name="P2">page 11-12 <text:s text:c="3"/>Original Propos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1-03-09T22:23:04.48</meta:creation-date>
    <meta:printed-by>owen meyer</meta:printed-by>
    <meta:print-date>2011-03-09T22:51:16.27</meta:print-date>
    <meta:document-statistic meta:table-count="0" meta:image-count="0" meta:object-count="0" meta:page-count="1" meta:paragraph-count="7" meta:word-count="27" meta:character-count="194"/>
    <dc:date>2011-03-09T22:51:39.77</dc:date>
    <dc:creator>owen meyer</dc:creator>
    <meta:editing-duration>PT00H28M35S</meta:editing-duration>
    <meta:editing-cycles>1</meta:editing-cycles>
    <meta:generator>OpenOffice.org/3.2$Win32 OpenOffice.org_project/320m18$Build-9502</meta:generator>
  </office:meta>
</office:document-meta>
</file>